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8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2bf837" officeooo:paragraph-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10" style:family="paragraph" style:parent-style-name="Standard">
      <style:text-properties officeooo:paragraph-rsid="0033dccf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12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13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14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15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16" style:family="paragraph" style:parent-style-name="Standard" style:list-style-name="L4">
      <loext:graphic-properties draw:fill="none"/>
      <style:paragraph-properties fo:background-color="transparent"/>
      <style:text-properties officeooo:rsid="002ed7de" officeooo:paragraph-rsid="003a6be1"/>
    </style:style>
    <style:style style:name="P17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18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20" style:family="paragraph" style:parent-style-name="Standard" style:list-style-name="L4">
      <loext:graphic-properties draw:fill="none"/>
      <style:paragraph-properties fo:background-color="transparent"/>
      <style:text-properties officeooo:rsid="0031dc86" officeooo:paragraph-rsid="003a6be1"/>
    </style:style>
    <style:style style:name="P21" style:family="paragraph" style:parent-style-name="Standard" style:list-style-name="L3">
      <loext:graphic-properties draw:fill="none"/>
      <style:paragraph-properties fo:background-color="transparent"/>
      <style:text-properties officeooo:rsid="0033dccf" officeooo:paragraph-rsid="0033dccf"/>
    </style:style>
    <style:style style:name="P22" style:family="paragraph" style:parent-style-name="Standard" style:list-style-name="L3">
      <loext:graphic-properties draw:fill="none"/>
      <style:paragraph-properties fo:background-color="transparent"/>
      <style:text-properties officeooo:rsid="0034d6ef" officeooo:paragraph-rsid="0034d6ef"/>
    </style:style>
    <style:style style:name="P23" style:family="paragraph" style:parent-style-name="Standard" style:list-style-name="L3">
      <loext:graphic-properties draw:fill="none"/>
      <style:paragraph-properties fo:background-color="transparent"/>
      <style:text-properties officeooo:rsid="003724e5" officeooo:paragraph-rsid="003724e5"/>
    </style:style>
    <style:style style:name="P24" style:family="paragraph" style:parent-style-name="Standard" style:list-style-name="L4">
      <loext:graphic-properties draw:fill="none"/>
      <style:paragraph-properties fo:background-color="transparent"/>
      <style:text-properties officeooo:paragraph-rsid="002c7bf5"/>
    </style:style>
    <style:style style:name="P25" style:family="paragraph" style:parent-style-name="Standard" style:list-style-name="L2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31dc86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44362"/>
    </style:style>
    <style:style style:name="P2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2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670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2">Хотелки</text:span><text:span text:style-name="T1">.</text:span></text:h>
      <text:p text:style-name="P1"/>
      <text:p text:style-name="P2">Переварить отводы от стояков, чтобы смотрели назад и были диаметром не менее ¾ дюйма.</text:p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3">Термостат на гигиенический душ.</text:p>
      <text:p text:style-name="P5">Фильтр тонкой очистки для увлажнителя, <text:span text:style-name="T5">фильтр деионизации.</text:span></text:p>
      <text:p text:style-name="P7">Регулятор расхода на полотенцесушитель - ?</text:p>
      <text:p text:style-name="P5"/>
      <text:p text:style-name="P6">Обратные клапаны на канализацию:</text:p>
      <text:list xml:id="list3677409698900361447" text:style-name="L1">
        <text:list-item>
          <text:p text:style-name="P11">унитаз;</text:p>
        </text:list-item>
        <text:list-item>
          <text:p text:style-name="P11">общий на вывод 50 мм;</text:p>
        </text:list-item>
        <text:list-item>
          <text:p text:style-name="P11">по одному на стиралку, сушилку и посудомойку.</text:p>
        </text:list-item>
      </text:list>
      <text:h text:style-name="P28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7599407178393012162" text:style-name="L2">
        <text:list-item>
          <text:p text:style-name="P12">унитаз;</text:p>
        </text:list-item>
        <text:list-item>
          <text:p text:style-name="P12">гигиенический душ;</text:p>
        </text:list-item>
        <text:list-item>
          <text:p text:style-name="P12">смеситель на раковине в туалете;</text:p>
        </text:list-item>
        <text:list-item>
          <text:p text:style-name="P15">нагреватель проточный;</text:p>
        </text:list-item>
        <text:list-item>
          <text:p text:style-name="P13">смеситель на <text:span text:style-name="T6">ванне;</text:span></text:p>
        </text:list-item>
        <text:list-item>
          <text:p text:style-name="P17">смеситель на раковине в ванной;</text:p>
        </text:list-item>
        <text:list-item>
          <text:p text:style-name="P17">смеситель на мойке в кухне;</text:p>
        </text:list-item>
      </text:list>
      <text:p text:style-name="P19"/>
      <text:p text:style-name="P26">Холодная вода <text:span text:style-name="T9">после фильтра деионизации</text:span>:</text:p>
      <text:list xml:id="list6894324240726582172" text:style-name="L4">
        <text:list-item>
          <text:p text:style-name="P24"><text:span text:style-name="T10">установка увлажнения;</text:span></text:p>
        </text:list-item>
        <text:list-item>
          <text:p text:style-name="P16">стиральная машина;</text:p>
        </text:list-item>
        <text:list-item>
          <text:p text:style-name="P20">посудомоечная машина;</text:p>
        </text:list-item>
      </text:list>
      <text:list xml:id="list185348982594143" text:continue-list="list7599407178393012162" text:style-name="L2">
        <text:list-header>
          <text:p text:style-name="P12"/>
        </text:list-header>
      </text:list>
      <text:p text:style-name="P4"><text:span text:style-name="T7">Горячая</text:span> вода:</text:p>
      <text:list xml:id="list185348538430382" text:continue-numbering="true" text:style-name="L2">
        <text:list-item>
          <text:p text:style-name="P14">гигиенический душ;</text:p>
        </text:list-item>
        <text:list-item>
          <text:p text:style-name="P14">смеситель на раковине в туалете;</text:p>
        </text:list-item>
        <text:list-item>
          <text:p text:style-name="P14">смеситель на <text:span text:style-name="T6">ванне;</text:span></text:p>
        </text:list-item>
        <text:list-item>
          <text:p text:style-name="P18">смеситель на раковине в ванной;</text:p>
        </text:list-item>
        <text:list-item>
          <text:p text:style-name="P18">смеситель на мойке в кухне.</text:p>
        </text:list-item>
      </text:list>
      <text:p text:style-name="P9"/>
      <text:h text:style-name="P29" text:outline-level="1"><text:span text:style-name="T3">Точки водо</text:span><text:span text:style-name="T4">отведения</text:span><text:span text:style-name="T1">.</text:span></text:h>
      <text:p text:style-name="P10"/>
      <text:list xml:id="list5217296840074057083" text:style-name="L3">
        <text:list-item>
          <text:p text:style-name="P21">раковина в туалете;</text:p>
        </text:list-item>
        <text:list-item>
          <text:p text:style-name="P22">установка увлажнения;</text:p>
        </text:list-item>
        <text:list-item>
          <text:p text:style-name="P23">фильтры тонкой очистки - ?</text:p>
        </text:list-item>
        <text:list-item>
          <text:p text:style-name="P22">стиральная машина;</text:p>
        </text:list-item>
        <text:list-item>
          <text:p text:style-name="P22">сушильная машина;</text:p>
        </text:list-item>
        <text:list-item>
          <text:p text:style-name="P22"><text:soft-page-break/>ванна;</text:p>
        </text:list-item>
        <text:list-item>
          <text:p text:style-name="P22">раковина в ванной;</text:p>
        </text:list-item>
        <text:list-item>
          <text:p text:style-name="P22">мойка на кухне;</text:p>
        </text:list-item>
        <text:list-item>
          <text:p text:style-name="P22">посудомоечная машина.</text:p>
        </text:list-item>
      </text:list>
      <text:p text:style-name="P9"/>
      <text:p text:style-name="P9"/>
      <text:p text:style-name="P9"/>
      <text:p text:style-name="P9"/>
      <text:p text:style-name="P9"/>
      <text:list xml:id="list185349002755580" text:continue-list="list185348538430382" text:style-name="L2">
        <text:list-header>
          <text:p text:style-name="P25"/>
        </text:list-header>
      </text:list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07-30T18:53:48.437150968</dc:date>
    <meta:editing-duration>PT3H48M13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89" meta:character-count="1165" meta:non-whitespace-character-count="1045"/>
  </office:meta>
</office:document-meta>
</file>